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2">
      <style:paragraph-properties fo:line-height="115%"/>
    </style:style>
    <style:style style:name="P3" style:family="paragraph" style:parent-style-name="Heading_20_1">
      <style:paragraph-properties fo:line-height="115%"/>
    </style:style>
    <style:style style:name="T1" style:family="text">
      <style:text-properties fo:color="#000080"/>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ΙΑΚΩΒΟΥ ΕΠΙΣΤΟΛΗ</text:h>
      <text:p text:style-name="P1"/>
      <text:h text:style-name="P2" text:outline-level="2">1</text:h>
      <text:p text:style-name="P1"/>
      <text:p text:style-name="P1"><text:tab/><text:span text:style-name="T1">1</text:span> Ἰάκωβος Θεοῦ καὶ Κυρίου Ἰησοῦ Χριστοῦ δοῦλος ταῖς δώδεκα φυλαῖς ταῖς ἐν τῇ Διασπορᾷ χαίρειν.</text:p>
      <text:p text:style-name="P1"><text:tab/><text:span text:style-name="T1">2</text:span> Πᾶσαν χαρὰν ἡγήσασθε, ἀδελφοί μου, ὅταν πειρασμοῖς περιπέσητε ποικίλοις, <text:span text:style-name="T1">3</text:span> γινώσκοντες ὅτι τὸ δοκίμιον ὑμῶν τῆς πίστεως κατεργάζεται ὑπομονήν. <text:span text:style-name="T1">4</text:span> ἡ δὲ ὑπομονὴ ἔργον τέλειον ἐχέτω, ἵνα ἦτε τέλειοι καὶ ὁλόκληροι, ἐν μηδενὶ λειπόμενοι. <text:span text:style-name="T1">5</text:span> Εἰ δέ τις ὑμῶν λείπεται σοφίας, αἰτείτω παρὰ τοῦ διδόντος Θεοῦ πᾶσιν ἁπλῶς καὶ μὴ ὀνειδίζοντος, καὶ δοθήσεται αὐτῷ. <text:span text:style-name="T1">6</text:span> αἰτείτω δὲ ἐν πίστει, μηδὲν διακρινόμενος· ὁ γὰρ διακρινόμενος ἔοικεν κλύδωνι θαλάσσης ἀνεμιζομένῳ καὶ ῥιπιζομένῳ. <text:span text:style-name="T1">7</text:span> μὴ γὰρ οἰέσθω ὁ ἄνθρωπος ἐκεῖνος ὅτι λήμψεταί τι παρὰ τοῦ Κυρίου, <text:span text:style-name="T1">8</text:span> ἀνὴρ δίψυχος, ἀκατάστατος ἐν πάσαις ταῖς ὁδοῖς αὐτοῦ. <text:span text:style-name="T1">9</text:span> Καυχάσθω δὲ ὁ ἀδελφὸς ὁ ταπεινὸς ἐν τῷ ὕψει αὐτοῦ, <text:span text:style-name="T1">10</text:span> ὁ δὲ πλούσιος ἐν τῇ ταπεινώσει αὐτοῦ, ὅτι <text:span text:style-name="T2">ὡς ἄνθος χόρτου</text:span> παρελεύσεται. <text:span text:style-name="T1">11</text:span> ἀνέτειλεν γὰρ ὁ ἥλιος σὺν τῷ καύσωνι καὶ <text:span text:style-name="T2">ἐξήρανεν τὸν χόρτον, καὶ τὸ ἄνθος</text:span> αὐτοῦ <text:span text:style-name="T2">ἐξέπεσεν</text:span> καὶ ἡ εὐπρέπεια τοῦ προσώπου αὐτοῦ ἀπώλετο· οὕτως καὶ ὁ πλούσιος ἐν ταῖς πορείαις αὐτοῦ μαρανθήσεται. <text:span text:style-name="T1">12</text:span> <text:span text:style-name="T2">Μακάριος</text:span> ἀνὴρ <text:span text:style-name="T2">ὃς ὑπομένει</text:span> πειρασμόν, ὅτι δόκιμος γενόμενος λήμψεται τὸν στέφανον τῆς ζωῆς, ὃν ἐπηγγείλατο τοῖς ἀγαπῶσιν αὐτόν. <text:span text:style-name="T1">13</text:span> Μηδεὶς πειραζόμενος λεγέτω ὅτι Ἀπὸ Θεοῦ πειράζομαι· ὁ γὰρ Θεὸς ἀπείραστός ἐστιν κακῶν, πειράζει δὲ αὐτὸς οὐδένα. <text:span text:style-name="T1">14</text:span> ἕκαστος δὲ πειράζεται ὑπὸ τῆς ἰδίας ἐπιθυμίας ἐξελκόμενος <text:soft-page-break/>καὶ δελεαζόμενος· <text:span text:style-name="T1">15</text:span> εἶτα ἡ ἐπιθυμία συλλαβοῦσα τίκτει ἁμαρτίαν, ἡ δὲ ἁμαρτία ἀποτελεσθεῖσα ἀποκύει θάνατον. <text:span text:style-name="T1">16</text:span> Μὴ πλανᾶσθε, ἀδελφοί μου ἀγαπητοί. <text:span text:style-name="T1">17</text:span> πᾶσα δόσις ἀγαθὴ καὶ πᾶν δώρημα τέλειον ἄνωθέν ἐστιν καταβαῖνον ἀπὸ τοῦ Πατρὸς τῶν φώτων, παρ’ ᾧ οὐκ ἔνι παραλλαγὴ ἢ τροπῆς ἀποσκίασμα. <text:span text:style-name="T1">18</text:span> βουληθεὶς ἀπεκύησεν ἡμᾶς λόγῳ ἀληθείας, εἰς τὸ εἶναι ἡμᾶς ἀπαρχήν τινα τῶν αὐτοῦ κτισμάτων.</text:p>
      <text:p text:style-name="P1"><text:tab/><text:span text:style-name="T1">19</text:span> Ἴστε, ἀδελφοί μου ἀγαπητοί. ἔστω δὲ πᾶς ἄνθρωπος ταχὺς εἰς τὸ ἀκοῦσαι, βραδὺς εἰς τὸ λαλῆσαι, βραδὺς εἰς ὀργήν· <text:span text:style-name="T1">20</text:span> ὀργὴ γὰρ ἀνδρὸς δικαιοσύνην Θεοῦ οὐκ ἐργάζεται. <text:span text:style-name="T1">21</text:span> διὸ ἀποθέμενοι πᾶσαν ῥυπαρίαν καὶ περισσείαν κακίας ἐν πραΰτητι δέξασθε τὸν ἔμφυτον λόγον τὸν δυνάμενον σῶσαι τὰς ψυχὰς ὑμῶν. <text:span text:style-name="T1">22</text:span> γίνεσθε δὲ ποιηταὶ λόγου, καὶ μὴ ἀκροαταὶ μόνον παραλογιζόμενοι ἑαυτούς. <text:span text:style-name="T1">23</text:span> ὅτι εἴ τις ἀκροατὴς λόγου ἐστὶν καὶ οὐ ποιητής, οὗτος ἔοικεν ἀνδρὶ κατανοοῦντι τὸ πρόσωπον τῆς γενέσεως αὐτοῦ ἐν ἐσόπτρῳ· <text:span text:style-name="T1">24</text:span> κατενόησεν γὰρ ἑαυτὸν καὶ ἀπελήλυθεν, καὶ εὐθέως ἐπελάθετο ὁποῖος ἦν. <text:span text:style-name="T1">25</text:span> ὁ δὲ παρακύψας εἰς νόμον τέλειον τὸν τῆς ἐλευθερίας καὶ παραμείνας, οὐκ ἀκροατὴς ἐπιλησμονῆς γενόμενος ἀλλὰ ποιητὴς ἔργου, οὗτος μακάριος ἐν τῇ ποιήσει αὐτοῦ ἔσται. <text:span text:style-name="T1">26</text:span> Εἴ τις δοκεῖ θρησκὸς εἶναι, μὴ χαλιναγωγῶν γλῶσσαν ἑαυτοῦ ἀλλὰ ἀπατῶν καρδίαν ἑαυτοῦ, τούτου μάταιος ἡ θρησκεία. <text:span text:style-name="T1">27</text:span> θρησκεία καθαρὰ καὶ ἀμίαντος παρὰ τῷ Θεῷ καὶ Πατρὶ αὕτη ἐστίν, ἐπισκέπτεσθαι ὀρφανοὺς καὶ χήρας ἐν τῇ θλίψει αὐτῶν, ἄσπιλον ἑαυτὸν τηρεῖν ἀπὸ τοῦ κόσμου.</text:p>
      <text:p text:style-name="P1"/>
      <text:h text:style-name="P2" text:outline-level="2">2</text:h>
      <text:p text:style-name="P1"/>
      <text:p text:style-name="P1"><text:soft-page-break/><text:tab/><text:span text:style-name="T1">1</text:span> Ἀδελφοί μου, μὴ ἐν προσωπολημψίαις ἔχετε τὴν πίστιν τοῦ Κυρίου ἡμῶν Ἰησοῦ Χριστοῦ τῆς δόξης. <text:span text:style-name="T1">2</text:span> ἐὰν γὰρ εἰσέλθῃ εἰς συναγωγὴν ὑμῶν ἀνὴρ χρυσοδακτύλιος ἐν ἐσθῆτι λαμπρᾷ, εἰσέλθῃ δὲ καὶ πτωχὸς ἐν ῥυπαρᾷ ἐσθῆτι, <text:span text:style-name="T1">3</text:span> ἐπιβλέψητε δὲ ἐπὶ τὸν φοροῦντα τὴν ἐσθῆτα τὴν λαμπρὰν καὶ εἴπητε Σὺ κάθου ὧδε καλῶς, καὶ τῷ πτωχῷ εἴπητε Σὺ στῆθι ἐκεῖ ἢ κάθου ὑπὸ τὸ ὑποπόδιόν μου, <text:span text:style-name="T1">4</text:span> οὐ διεκρίθητε ἐν ἑαυτοῖς καὶ ἐγένεσθε κριταὶ διαλογισμῶν πονηρῶν; <text:span text:style-name="T1">5</text:span> Ἀκούσατε, ἀδελφοί μου ἀγαπητοί. οὐχ ὁ Θεὸς ἐξελέξατο τοὺς πτωχοὺς τῷ κόσμῳ πλουσίους ἐν πίστει καὶ κληρονόμους τῆς βασιλείας ἧς ἐπηγγείλατο τοῖς ἀγαπῶσιν αὐτόν; <text:span text:style-name="T1">6</text:span> ὑμεῖς δὲ ἠτιμάσατε τὸν πτωχόν. οὐχ οἱ πλούσιοι καταδυναστεύουσιν ὑμῶν, καὶ αὐτοὶ ἕλκουσιν ὑμᾶς εἰς κριτήρια; <text:span text:style-name="T1">7</text:span> οὐκ αὐτοὶ βλασφημοῦσιν τὸ καλὸν ὄνομα τὸ ἐπικληθὲν ἐφ’ ὑμᾶς; <text:span text:style-name="T1">8</text:span> εἰ μέντοι νόμον τελεῖτε βασιλικὸν κατὰ τὴν γραφήν <text:span text:style-name="T2">Ἀγαπήσεις τὸν πλησίον σου ὡς σεαυτόν</text:span>, καλῶς ποιεῖτε· <text:span text:style-name="T1">9</text:span> εἰ δὲ προσωπολημπτεῖτε, ἁμαρτίαν ἐργάζεσθε, ἐλεγχόμενοι ὑπὸ τοῦ νόμου ὡς παραβάται. <text:span text:style-name="T1">10</text:span> ὅστις γὰρ ὅλον τὸν νόμον τηρήσῃ, πταίσῃ δὲ ἐν ἑνί, γέγονεν πάντων ἔνοχος. <text:span text:style-name="T1">11</text:span> ὁ γὰρ εἰπών <text:span text:style-name="T2">Μὴ μοιχεύσῃς</text:span>, εἶπεν καί <text:span text:style-name="T2">Μὴ φονεύσῃς</text:span>· εἰ δὲ οὐ μοιχεύεις, φονεύεις δέ, γέγονας παραβάτης νόμου. <text:span text:style-name="T1">12</text:span> οὕτως λαλεῖτε καὶ οὕτως ποιεῖτε ὡς διὰ νόμου ἐλευθερίας μέλλοντες κρίνεσθαι. <text:span text:style-name="T1">13</text:span> ἡ γὰρ κρίσις ἀνέλεος τῷ μὴ ποιήσαντι ἔλεος· κατακαυχᾶται ἔλεος κρίσεως. <text:span text:style-name="T1">14</text:span> Τί τὸ ὄφελος, ἀδελφοί μου, ἐὰν πίστιν λέγῃ τις ἔχειν ἔργα δὲ μὴ ἔχῃ; μὴ δύναται ἡ πίστις σῶσαι αὐτόν; <text:span text:style-name="T1">15</text:span> ἐὰν ἀδελφὸς ἢ ἀδελφὴ γυμνοὶ ὑπάρχωσιν καὶ λειπόμενοι τῆς ἐφημέρου τροφῆς, <text:span text:style-name="T1">16</text:span> εἴπῃ δέ τις αὐτοῖς ἐξ ὑμῶν Ὑπάγετε ἐν εἰρήνῃ, θερμαίνεσθε καὶ χορτάζεσθε, μὴ δῶτε δὲ αὐτοῖς τὰ ἐπιτήδεια τοῦ σώματος, τί τὸ ὄφελος; <text:span text:style-name="T1">17</text:span> οὕτως καὶ ἡ πίστις, ἐὰν μὴ ἔχῃ ἔργα, νεκρά ἐστιν καθ’ ἑαυτήν. <text:span text:style-name="T1">18</text:span> ἀλλ’ ἐρεῖ τις Σὺ πίστιν ἔχεις, κἀγὼ ἔργα ἔχω· δεῖξόν μοι τὴν πίστιν σου χωρὶς <text:soft-page-break/>τῶν ἔργων, κἀγώ σοι δείξω ἐκ τῶν ἔργων μου τὴν πίστιν. <text:span text:style-name="T1">19</text:span> σὺ πιστεύεις ὅτι εἷς ἐστιν ὁ Θεός; καλῶς ποιεῖς· καὶ τὰ δαιμόνια πιστεύουσιν καὶ φρίσσουσιν. <text:span text:style-name="T1">20</text:span> θέλεις δὲ γνῶναι, ὦ ἄνθρωπε κενέ, ὅτι ἡ πίστις χωρὶς τῶν ἔργων ἀργή ἐστιν; <text:span text:style-name="T1">21</text:span> <text:span text:style-name="T2">Ἀβραὰμ</text:span> ὁ πατὴρ ἡμῶν οὐκ ἐξ ἔργων ἐδικαιώθη, <text:span text:style-name="T2">ἀνενέγκας Ἰσαὰκ</text:span> τὸν υἱὸν <text:span text:style-name="T2">αὐτοῦ ἐπὶ τὸ θυσιαστήριον</text:span>; <text:span text:style-name="T1">22</text:span> βλέπεις ὅτι ἡ πίστις συνήργει τοῖς ἔργοις αὐτοῦ, καὶ ἐκ τῶν ἔργων ἡ πίστις ἐτελειώθη, <text:span text:style-name="T1">23</text:span> καὶ ἐπληρώθη ἡ γραφὴ ἡ λέγουσα <text:span text:style-name="T2">Ἐπίστευσεν δὲ Ἀβραὰμ τῷ Θεῷ, καὶ ἐλογίσθη αὐτῷ εἰς δικαιοσύνην</text:span>, καὶ φίλος Θεοῦ ἐκλήθη. <text:span text:style-name="T1">24</text:span> ὁρᾶτε ὅτι ἐξ ἔργων δικαιοῦται ἄνθρωπος καὶ οὐκ ἐκ πίστεως μόνον. <text:span text:style-name="T1">25</text:span> ὁμοίως δὲ καὶ Ῥαὰβ ἡ πόρνη οὐκ ἐξ ἔργων ἐδικαιώθη, ὑποδεξαμένη τοὺς ἀγγέλους καὶ ἑτέρᾳ ὁδῷ ἐκβαλοῦσα; <text:span text:style-name="T1">26</text:span> ὥσπερ γὰρ τὸ σῶμα χωρὶς πνεύματος νεκρόν ἐστιν, οὕτως καὶ ἡ πίστις χωρὶς ἔργων νεκρά ἐστιν.</text:p>
      <text:p text:style-name="P1"/>
      <text:h text:style-name="P2" text:outline-level="2">3</text:h>
      <text:p text:style-name="P1"/>
      <text:p text:style-name="P1"><text:tab/><text:span text:style-name="T1">1</text:span> Μὴ πολλοὶ διδάσκαλοι γίνεσθε, ἀδελφοί μου, εἰδότες ὅτι μεῖζον κρίμα λημψόμεθα. <text:span text:style-name="T1">2</text:span> πολλὰ γὰρ πταίομεν ἅπαντες· εἴ τις ἐν λόγῳ οὐ πταίει, οὗτος τέλειος ἀνήρ, δυνατὸς χαλιναγωγῆσαι καὶ ὅλον τὸ σῶμα. <text:span text:style-name="T1">3</text:span> εἰ δὲ τῶν ἵππων τοὺς χαλινοὺς εἰς τὰ στόματα βάλλομεν εἰς τὸ πείθεσθαι αὐτοὺς ἡμῖν, καὶ ὅλον τὸ σῶμα αὐτῶν μετάγομεν. <text:span text:style-name="T1">4</text:span> ἰδοὺ καὶ τὰ πλοῖα, τηλικαῦτα ὄντα καὶ ὑπὸ ἀνέμων σκληρῶν ἐλαυνόμενα, μετάγεται ὑπὸ ἐλαχίστου πηδαλίου ὅπου ἡ ὁρμὴ τοῦ εὐθύνοντος βούλεται· <text:span text:style-name="T1">5</text:span> οὕτως καὶ ἡ γλῶσσα μικρὸν μέλος ἐστὶν καὶ μεγάλα αὐχεῖ. ἰδοὺ ἡλίκον πῦρ ἡλίκην ὕλην ἀνάπτει· <text:span text:style-name="T1">6</text:span> καὶ ἡ γλῶσσα πῦρ, ὁ κόσμος τῆς ἀδικίας, ἡ γλῶσσα <text:soft-page-break/>καθίσταται ἐν τοῖς μέλεσιν ἡμῶν, ἡ σπιλοῦσα ὅλον τὸ σῶμα καὶ φλογίζουσα τὸν τροχὸν τῆς γενέσεως καὶ φλογιζομένη ὑπὸ τῆς γεέννης. <text:span text:style-name="T1">7</text:span> πᾶσα γὰρ φύσις θηρίων τε καὶ πετεινῶν ἑρπετῶν τε καὶ ἐναλίων δαμάζεται καὶ δεδάμασται τῇ φύσει τῇ ἀνθρωπίνῃ, <text:span text:style-name="T1">8</text:span> τὴν δὲ γλῶσσαν οὐδεὶς δαμάσαι δύναται ἀνθρώπων· ἀκατάστατον κακόν, μεστὴ ἰοῦ θανατηφόρου. <text:span text:style-name="T1">9</text:span> ἐν αὐτῇ εὐλογοῦμεν τὸν Κύριον καὶ Πατέρα, καὶ ἐν αὐτῇ καταρώμεθα τοὺς ἀνθρώπους τοὺς <text:span text:style-name="T2">καθ’ ὁμοίωσιν Θεοῦ</text:span> γεγονότας· <text:span text:style-name="T1">10</text:span> ἐκ τοῦ αὐτοῦ στόματος ἐξέρχεται εὐλογία καὶ κατάρα. οὐ χρή, ἀδελφοί μου, ταῦτα οὕτως γίνεσθαι. <text:span text:style-name="T1">11</text:span> μήτι ἡ πηγὴ ἐκ τῆς αὐτῆς ὀπῆς βρύει τὸ γλυκὺ καὶ τὸ πικρόν; <text:span text:style-name="T1">12</text:span> μὴ δύναται, ἀδελφοί μου, συκῆ ἐλαίας ποιῆσαι ἢ ἄμπελος σῦκα; οὔτε ἁλυκὸν γλυκὺ ποιῆσαι ὕδωρ. <text:span text:style-name="T1">13</text:span> Τίς σοφὸς καὶ ἐπιστήμων ἐν ὑμῖν; δειξάτω ἐκ τῆς καλῆς ἀναστροφῆς τὰ ἔργα αὐτοῦ ἐν πραΰτητι σοφίας. <text:span text:style-name="T1">14</text:span> εἰ δὲ ζῆλον πικρὸν ἔχετε καὶ ἐριθείαν ἐν τῇ καρδίᾳ ὑμῶν, μὴ κατακαυχᾶσθε καὶ ψεύδεσθε κατὰ τῆς ἀληθείας. <text:span text:style-name="T1">15</text:span> οὐκ ἔστιν αὕτη ἡ σοφία ἄνωθεν κατερχομένη, ἀλλὰ ἐπίγειος, ψυχική, δαιμονιώδης· <text:span text:style-name="T1">16</text:span> ὅπου γὰρ ζῆλος καὶ ἐριθεία, ἐκεῖ ἀκαταστασία καὶ πᾶν φαῦλον πρᾶγμα. <text:span text:style-name="T1">17</text:span> ἡ δὲ ἄνωθεν σοφία πρῶτον μὲν ἁγνή ἐστιν, ἔπειτα εἰρηνική, ἐπιεικής, εὐπειθής, μεστὴ ἐλέους καὶ καρπῶν ἀγαθῶν, ἀδιάκριτος, ἀνυπόκριτος. <text:span text:style-name="T1">18</text:span> καρπὸς δὲ δικαιοσύνης ἐν εἰρήνῃ σπείρεται τοῖς ποιοῦσιν εἰρήνην.</text:p>
      <text:p text:style-name="P1"/>
      <text:h text:style-name="P2" text:outline-level="2">4</text:h>
      <text:p text:style-name="P1"/>
      <text:p text:style-name="P1"><text:tab/><text:span text:style-name="T1">1</text:span> Πόθεν πόλεμοι καὶ πόθεν μάχαι ἐν ὑμῖν; οὐκ ἐντεῦθεν, ἐκ τῶν ἡδονῶν ὑμῶν τῶν στρατευομένων ἐν τοῖς μέλεσιν ὑμῶν; <text:span text:style-name="T1">2</text:span> ἐπιθυμεῖτε, καὶ οὐκ ἔχετε· φονεύετε καὶ <text:soft-page-break/>ζηλοῦτε, καὶ οὐ δύνασθε ἐπιτυχεῖν· μάχεσθε καὶ πολεμεῖτε. οὐκ ἔχετε διὰ τὸ μὴ αἰτεῖσθαι ὑμᾶς· <text:span text:style-name="T1">3</text:span> αἰτεῖτε καὶ οὐ λαμβάνετε, διότι κακῶς αἰτεῖσθε, ἵνα ἐν ταῖς ἡδοναῖς ὑμῶν δαπανήσητε. <text:span text:style-name="T1">4</text:span> μοιχαλίδες, οὐκ οἴδατε ὅτι ἡ φιλία τοῦ κόσμου ἔχθρα τοῦ Θεοῦ ἐστιν; ὃς ἐὰν οὖν βουληθῇ φίλος εἶναι τοῦ κόσμου, ἐχθρὸς τοῦ Θεοῦ καθίσταται. <text:span text:style-name="T1">5</text:span> ἢ δοκεῖτε ὅτι κενῶς ἡ γραφὴ λέγει Πρὸς φθόνον ἐπιποθεῖ τὸ πνεῦμα ὃ κατῴκισεν ἐν ἡμῖν; <text:span text:style-name="T1">6</text:span> μείζονα δὲ <text:span text:style-name="T2">δίδωσιν χάριν</text:span>· διὸ λέγει <text:span text:style-name="T2">Ὁ Θεὸς ὑπερηφάνοις ἀντιτάσσεται, ταπεινοῖς δὲ δίδωσιν χάριν</text:span>. <text:span text:style-name="T1">7</text:span> ὑποτάγητε οὖν τῷ Θεῷ· ἀντίστητε δὲ τῷ διαβόλῳ, καὶ φεύξεται ἀφ’ ὑμῶν· <text:span text:style-name="T1">8</text:span> ἐγγίσατε τῷ Θεῷ, καὶ ἐγγίσει ὑμῖν. καθαρίσατε χεῖρας, ἁμαρτωλοί, καὶ ἁγνίσατε καρδίας, δίψυχοι. ταλαιπωρήσατε καὶ πενθήσατε καὶ κλαύσατε· <text:span text:style-name="T1">9</text:span> ὁ γέλως ὑμῶν εἰς πένθος μετατραπήτω καὶ ἡ χαρὰ εἰς κατήφειαν. <text:span text:style-name="T1">10</text:span> ταπεινώθητε ἐνώπιον Κυρίου, καὶ ὑψώσει ὑμᾶς. <text:span text:style-name="T1">11</text:span> Μὴ καταλαλεῖτε ἀλλήλων, ἀδελφοί. ὁ καταλαλῶν ἀδελφοῦ ἢ κρίνων τὸν ἀδελφὸν αὐτοῦ καταλαλεῖ νόμου καὶ κρίνει νόμον· εἰ δὲ νόμον κρίνεις, οὐκ εἶ ποιητὴς νόμου ἀλλὰ κριτής. <text:span text:style-name="T1">12</text:span> εἷς ἐστιν νομοθέτης καὶ κριτής, ὁ δυνάμενος σῶσαι καὶ ἀπολέσαι· σὺ δὲ τίς εἶ, ὁ κρίνων τὸν πλησίον;</text:p>
      <text:p text:style-name="P1"/>
      <text:p text:style-name="P1"><text:tab/><text:span text:style-name="T1">13</text:span> Ἄγε νῦν οἱ λέγοντες Σήμερον ἢ αὔριον πορευσόμεθα εἰς τήνδε τὴν πόλιν καὶ ποιήσομεν ἐκεῖ ἐνιαυτὸν καὶ ἐμπορευσόμεθα καὶ κερδήσομεν· <text:span text:style-name="T1">14</text:span> οἵτινες οὐκ ἐπίστασθε τῆς αὔριον ποία ἡ ζωὴ ὑμῶν· ἀτμὶς γάρ ἐστε ἡ πρὸς ὀλίγον φαινομένη, ἔπειτα καὶ ἀφανιζομένη· <text:span text:style-name="T1">15</text:span> ἀντὶ τοῦ λέγειν ὑμᾶς Ἐὰν ὁ Κύριος θελήσῃ, καὶ ζήσομεν καὶ ποιήσομεν τοῦτο ἢ ἐκεῖνο. <text:span text:style-name="T1">16</text:span> νῦν δὲ καυχᾶσθε ἐν ταῖς ἀλαζονίαις ὑμῶν· πᾶσα καύχησις τοιαύτη πονηρά ἐστιν. <text:span text:style-name="T1">17</text:span> εἰδότι οὖν καλὸν ποιεῖν καὶ μὴ ποιοῦντι, ἁμαρτία αὐτῷ ἐστιν.</text:p>
      <text:p text:style-name="P1"/>
      <text:h text:style-name="P2" text:outline-level="2"><text:soft-page-break/>5</text:h>
      <text:p text:style-name="P1"/>
      <text:p text:style-name="P1"><text:span text:style-name="T1">1</text:span> Ἄγε νῦν οἱ πλούσιοι, κλαύσατε ὀλολύζοντες ἐπὶ ταῖς ταλαιπωρίαις ὑμῶν ταῖς ἐπερχομέναις. <text:span text:style-name="T1">2</text:span> ὁ πλοῦτος ὑμῶν σέσηπεν, καὶ τὰ ἱμάτια ὑμῶν σητόβρωτα γέγονεν, <text:span text:style-name="T1">3</text:span> ὁ χρυσὸς ὑμῶν καὶ ὁ ἄργυρος κατίωται, καὶ ὁ ἰὸς αὐτῶν εἰς μαρτύριον ὑμῖν ἔσται καὶ φάγεται τὰς σάρκας ὑμῶν ὡς <text:span text:style-name="T2">πῦρ. ἐθησαυρίσατε</text:span> ἐν ἐσχάταις ἡμέραις. <text:span text:style-name="T1">4</text:span> ἰδοὺ ὁ <text:span text:style-name="T2">μισθὸς</text:span> τῶν ἐργατῶν τῶν ἀμησάντων τὰς χώρας ὑμῶν ὁ ἀφυστερημένος <text:span text:style-name="T2">ἀφ’ ὑμῶν κράζει</text:span>, καὶ αἱ βοαὶ τῶν θερισάντων εἰς τὰ ὦτα Κυρίου Σαβαὼθ εἰσελήλυθαν. <text:span text:style-name="T1">5</text:span> ἐτρυφήσατε ἐπὶ τῆς γῆς καὶ ἐσπαταλήσατε, ἐθρέψατε τὰς καρδίας ὑμῶν ἐν ἡμέρᾳ σφαγῆς. <text:span text:style-name="T1">6</text:span> κατεδικάσατε, ἐφονεύσατε τὸν δίκαιον· οὐκ ἀντιτάσσεται ὑμῖν.</text:p>
      <text:p text:style-name="P1"/>
      <text:p text:style-name="P1"><text:tab/><text:span text:style-name="T1">7</text:span> Μακροθυμήσατε οὖν, ἀδελφοί, ἕως τῆς παρουσίας τοῦ Κυρίου. ἰδοὺ ὁ γεωργὸς ἐκδέχεται τὸν τίμιον καρπὸν τῆς γῆς, μακροθυμῶν ἐπ’ αὐτῷ ἕως λάβῃ <text:span text:style-name="T2">πρόϊμον καὶ ὄψιμον</text:span>. <text:span text:style-name="T1">8</text:span> μακροθυμήσατε καὶ ὑμεῖς, στηρίξατε τὰς καρδίας ὑμῶν, ὅτι ἡ παρουσία τοῦ Κυρίου ἤγγικεν. <text:span text:style-name="T1">9</text:span> μὴ στενάζετε, ἀδελφοί, κατ’ ἀλλήλων, ἵνα μὴ κριθῆτε· ἰδοὺ ὁ κριτὴς πρὸ τῶν θυρῶν ἕστηκεν. <text:span text:style-name="T1">10</text:span> ὑπόδειγμα λάβετε, ἀδελφοί, τῆς κακοπαθείας καὶ τῆς μακροθυμίας τοὺς προφήτας, οἳ ἐλάλησαν ἐν τῷ ὀνόματι Κυρίου. <text:span text:style-name="T1">11</text:span> ἰδοὺ <text:span text:style-name="T2">μακαρίζομεν τοὺς ὑπομείναντας</text:span>· τὴν ὑπομονὴν Ἰὼβ ἠκούσατε, καὶ τὸ τέλος Κυρίου εἴδετε, ὅτι <text:span text:style-name="T2">πολύσπλαγχνός ἐστιν ὁ Κύριος καὶ οἰκτίρμων</text:span>. <text:span text:style-name="T1">12</text:span> Πρὸ πάντων δέ, ἀδελφοί μου, μὴ ὀμνύετε, μήτε τὸν οὐρανὸν μήτε τὴν γῆν μήτε ἄλλον τινὰ ὅρκον· ἤτω δὲ ὑμῶν τὸ Ναὶ ναί, καὶ τὸ Οὒ οὔ, ἵνα μὴ ὑπὸ κρίσιν πέσητε. <text:span text:style-name="T1">13</text:span> Κακοπαθεῖ τις ἐν ὑμῖν; προσευχέσθω· εὐθυμεῖ τις; ψαλλέτω. <text:span text:style-name="T1">14</text:span> ἀσθενεῖ τις ἐν ὑμῖν; <text:soft-page-break/>προσκαλεσάσθω τοὺς πρεσβυτέρους τῆς ἐκκλησίας, καὶ προσευξάσθωσαν ἐπ’ αὐτὸν ἀλείψαντες ἐλαίῳ ἐν τῷ ὀνόματι τοῦ Κυρίου. <text:span text:style-name="T1">15</text:span> καὶ ἡ εὐχὴ τῆς πίστεως σώσει τὸν κάμνοντα, καὶ ἐγερεῖ αὐτὸν ὁ Κύριος· κἂν ἁμαρτίας ᾖ πεποιηκώς, ἀφεθήσεται αὐτῷ. <text:span text:style-name="T1">16</text:span> ἐξομολογεῖσθε οὖν ἀλλήλοις τὰς ἁμαρτίας, καὶ προσεύχεσθε ὑπὲρ ἀλλήλων, ὅπως ἰαθῆτε. πολὺ ἰσχύει δέησις δικαίου ἐνεργουμένη. <text:span text:style-name="T1">17</text:span> Ἠλείας ἄνθρωπος ἦν ὁμοιοπαθὴς ἡμῖν, καὶ προσευχῇ προσηύξατο τοῦ μὴ βρέξαι, καὶ οὐκ ἔβρεξεν ἐπὶ τῆς γῆς ἐνιαυτοὺς τρεῖς καὶ μῆνας ἕξ· <text:span text:style-name="T1">18</text:span> καὶ πάλιν προσηύξατο, καὶ ὁ οὐρανὸς ὑετὸν ἔδωκεν καὶ ἡ γῆ ἐβλάστησεν τὸν καρπὸν αὐτῆς. <text:span text:style-name="T1">19</text:span> Ἀδελφοί μου, ἐάν τις ἐν ὑμῖν πλανηθῇ ἀπὸ τῆς ἀληθείας καὶ ἐπιστρέψῃ τις αὐτόν, <text:span text:style-name="T1">20</text:span> γινώσκετε ὅτι ὁ ἐπιστρέψας ἁμαρτωλὸν ἐκ πλάνης ὁδοῦ αὐτοῦ σώσει ψυχὴν αὐτοῦ ἐκ θανάτου καὶ <text:span text:style-name="T2">καλύψει</text:span> πλῆθος <text:span text:style-name="T2">ἁμαρτιῶν</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5:07:52.60</meta:creation-date>
    <dc:date>2019-09-08T08:44:45.687000000</dc:date>
    <meta:editing-duration>PT6H6M</meta:editing-duration>
    <meta:editing-cycles>44</meta:editing-cycles>
    <meta:generator>LibreOffice/5.4.7.2$Windows_X86_64 LibreOffice_project/c838ef25c16710f8838b1faec480ebba495259d0</meta:generator>
    <meta:document-statistic meta:table-count="0" meta:image-count="0" meta:object-count="0" meta:page-count="8" meta:paragraph-count="15" meta:word-count="1854" meta:character-count="11165" meta:non-whitespace-character-count="9318"/>
  </office:meta>
</office:document-meta>
</file>